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0.45cm" fo:min-width="1.622cm"/>
    </style:style>
    <style:style style:name="gr2" style:family="graphic" style:parent-style-name="objectwithoutfill">
      <style:graphic-properties svg:stroke-color="#000000" draw:marker-start="Arrow" draw:marker-end="" draw:marker-end-width="0.2cm" draw:fill="none" draw:textarea-vertical-align="top" fo:padding-top="0cm" fo:padding-bottom="1.2cm"/>
    </style:style>
    <style:style style:name="gr3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0.456cm" fo:min-width="1.409cm"/>
    </style:style>
    <style:style style:name="gr4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0.452cm" fo:min-width="1.409cm"/>
    </style:style>
    <style:style style:name="gr5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0.451cm" fo:min-width="1.409cm"/>
    </style:style>
    <style:style style:name="gr6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7" style:family="graphic" style:parent-style-name="objectwithoutfill">
      <style:graphic-properties svg:stroke-color="#000000" draw:marker-end="Arrow" draw:marker-end-width="0.2cm" draw:fill="solid" draw:fill-color="#ffffcc" draw:textarea-vertical-align="middle"/>
    </style:style>
    <style:style style:name="gr8" style:family="graphic" style:parent-style-name="standard">
      <style:graphic-properties draw:stroke="none" svg:stroke-color="#000000" draw:fill="solid" draw:fill-color="#ffffff" fo:min-height="0.35cm" fo:padding-top="0cm" fo:padding-bottom="0cm" fo:padding-left="0cm" fo:padding-right="0cm"/>
    </style:style>
    <style:style style:name="gr9" style:family="graphic" style:parent-style-name="standard">
      <style:graphic-properties svg:stroke-color="#000000" draw:fill="solid" draw:fill-color="#b7e9f7" draw:textarea-horizontal-align="justify" draw:textarea-vertical-align="middle" draw:auto-grow-height="false" fo:min-height="0.45cm" fo:min-width="2.118cm"/>
    </style:style>
    <style:style style:name="gr10" style:family="graphic" style:parent-style-name="objectwithoutfill">
      <style:graphic-properties svg:stroke-color="#000000" draw:marker-end="Arrow" draw:marker-end-width="0.2cm" draw:fill="none" draw:textarea-horizontal-align="right" draw:textarea-vertical-align="middle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solid" draw:fill-color="#ffffff" fo:min-height="0.314cm" fo:padding-top="0cm" fo:padding-bottom="0cm" fo:padding-left="0cm" fo:padding-right="0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1.622cm"/>
    </style:style>
    <style:style style:name="gr13" style:family="graphic" style:parent-style-name="standard">
      <style:graphic-properties svg:stroke-color="#000000" draw:fill="solid" draw:fill-color="#99ff66" draw:textarea-horizontal-align="justify" draw:textarea-vertical-align="middle" draw:auto-grow-height="false" fo:min-height="0.45cm" fo:min-width="0.914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1.904cm"/>
    </style:style>
    <style:style style:name="gr16" style:family="graphic" style:parent-style-name="objectwithoutfill">
      <style:graphic-properties svg:stroke-color="#000000" draw:marker-start="Arrow" draw:marker-end="" draw:marker-end-width="0.2cm" draw:fill="none" draw:textarea-vertical-align="middl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cc"/>
      <style:paragraph-properties fo:text-align="center"/>
      <style:text-properties fo:font-size="10pt" style:font-size-asian="12pt" style:font-size-complex="12pt"/>
    </style:style>
    <style:style style:name="P3" style:family="paragraph">
      <loext:graphic-properties draw:fill="solid" draw:fill-color="#ffffcc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cc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solid" draw:fill-color="#b7e9f7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solid" draw:fill-color="#99ff66"/>
      <style:paragraph-properties fo:text-align="center"/>
      <style:text-properties fo:font-size="10pt" style:font-size-asian="12pt" style:font-size-complex="12pt"/>
    </style:style>
    <style:style style:name="P11" style:family="paragraph">
      <loext:graphic-properties draw:fill-color="#ffffff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1" draw:id="id1" draw:layer="layout" svg:width="3cm" svg:height="0.99cm" svg:x="5.4cm" svg:y="5.747cm">
          <text:p text:style-name="P1"><text:span text:style-name="T1">Input data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3cm" svg:height="0.99cm" svg:x="11.601cm" svg:y="5.747cm">
          <text:p text:style-name="P1"><text:span text:style-name="T2">Output data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curve" svg:x1="7.961cm" svg:y1="5.892cm" svg:x2="12.04cm" svg:y2="5.892cm" draw:start-shape="id1" draw:start-glue-point="11" draw:end-shape="id2" draw:end-glue-point="5" svg:d="M7961 5892c0-969 4079-969 4079 0" svg:viewBox="0 0 4080 728">
          <text:p text:style-name="P1"><text:span text:style-name="T3">wasDerivedFrom</text:span></text:p>
        </draw:connector>
        <draw:custom-shape draw:style-name="gr3" draw:text-style-name="P3" xml:id="id3" draw:id="id3" draw:layer="layout" svg:width="2.699cm" svg:height="0.996cm" svg:x="1.401cm" svg:y="4.997cm">
          <text:p text:style-name="P1"><text:span text:style-name="T2">Input DB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2.699cm" svg:height="0.996cm" svg:x="1.402cm" svg:y="6.491cm">
          <text:p text:style-name="P1"><text:span text:style-name="T2">Input DB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5" draw:id="id5" draw:layer="layout" svg:width="2.699cm" svg:height="0.992cm" svg:x="16.202cm" svg:y="4.002cm">
          <text:p text:style-name="P1"><text:span text:style-name="T2">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2.699cm" svg:height="0.991cm" svg:x="16.203cm" svg:y="5.758cm">
          <text:p text:style-name="P1"><text:span text:style-name="T2">Possible 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" draw:id="id7" draw:layer="layout" svg:width="2.699cm" svg:height="0.992cm" svg:x="16.203cm" svg:y="7.51cm">
          <text:p text:style-name="P1"><text:span text:style-name="T2">Un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5.839cm" svg:y1="5.892cm" svg:x2="4.1cm" svg:y2="5.495cm" draw:start-shape="id1" draw:start-glue-point="5" draw:end-shape="id3" draw:end-glue-point="10" svg:d="M5839 5892l-1739-397" svg:viewBox="0 0 1740 398">
          <text:p/>
        </draw:connector>
        <draw:connector draw:style-name="gr6" draw:text-style-name="P5" draw:layer="layout" draw:type="line" svg:x1="5.839cm" svg:y1="6.592cm" svg:x2="4.101cm" svg:y2="6.989cm" draw:start-shape="id1" draw:start-glue-point="7" draw:end-shape="id4" draw:end-glue-point="10" svg:d="M5839 6592l-1738 397" svg:viewBox="0 0 1739 398">
          <text:p/>
        </draw:connector>
        <draw:connector draw:style-name="gr7" draw:text-style-name="P6" draw:layer="layout" draw:type="line" svg:x1="14.162cm" svg:y1="5.892cm" svg:x2="16.202cm" svg:y2="4.498cm" draw:start-shape="id2" draw:start-glue-point="11" draw:end-shape="id5" draw:end-glue-point="6" svg:d="M14162 5892l2040-1394" svg:viewBox="0 0 2041 1395">
          <text:p/>
        </draw:connector>
        <draw:connector draw:style-name="gr7" draw:text-style-name="P6" draw:layer="layout" draw:type="line" svg:x1="14.601cm" svg:y1="6.242cm" svg:x2="16.203cm" svg:y2="6.254cm" draw:start-shape="id2" draw:start-glue-point="10" draw:end-shape="id6" draw:end-glue-point="6" svg:d="M14601 6242l1602 12" svg:viewBox="0 0 1603 13">
          <text:p/>
        </draw:connector>
        <draw:connector draw:style-name="gr7" draw:text-style-name="P6" draw:layer="layout" draw:type="line" svg:x1="14.162cm" svg:y1="6.592cm" svg:x2="16.203cm" svg:y2="8.006cm" draw:start-shape="id2" draw:start-glue-point="9" draw:end-shape="id7" draw:end-glue-point="6" svg:d="M14162 6592l2041 1414" svg:viewBox="0 0 2042 1415">
          <text:p/>
        </draw:connector>
        <draw:frame draw:style-name="gr8" draw:text-style-name="P7" draw:layer="layout" svg:width="1.6cm" svg:height="0.35cm" draw:transform="rotate (1.5707963267949) translate (4.725cm 7.074cm)">
          <draw:text-box>
            <text:p text:style-name="P1"><text:span text:style-name="T3">hadMember</text:span></text:p>
          </draw:text-box>
        </draw:frame>
        <draw:frame draw:style-name="gr8" draw:text-style-name="P7" draw:layer="layout" svg:width="1.6cm" svg:height="0.35cm" draw:transform="rotate (-1.5707963267949) translate (15.473cm 5.474cm)">
          <draw:text-box>
            <text:p text:style-name="P1"><text:span text:style-name="T3">hadMember</text:span></text:p>
          </draw:text-box>
        </draw:frame>
        <draw:custom-shape draw:style-name="gr9" draw:text-style-name="P8" xml:id="id8" draw:id="id8" draw:layer="layout" svg:width="3.7cm" svg:height="0.99cm" svg:x="8.102cm" svg:y="7.248cm">
          <text:p text:style-name="P1"><text:span text:style-name="T2">Match input data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curve" svg:x1="8.643cm" svg:y1="7.393cm" svg:x2="8.4cm" svg:y2="6.242cm" draw:start-shape="id8" draw:start-glue-point="5" draw:end-shape="id1" svg:d="M8643 7393c0-768-81-1151-243-1151" svg:viewBox="0 0 244 1152">
          <text:p/>
        </draw:connector>
        <draw:connector draw:style-name="gr6" draw:text-style-name="P5" draw:layer="layout" draw:type="curve" svg:x1="11.601cm" svg:y1="6.242cm" svg:x2="11.261cm" svg:y2="7.393cm" draw:start-shape="id2" draw:end-shape="id8" draw:end-glue-point="11" svg:d="M11601 6242c-227 0-340 383-340 1151" svg:viewBox="0 0 341 1152">
          <text:p/>
        </draw:connector>
        <draw:frame draw:style-name="gr11" draw:text-style-name="P7" draw:layer="layout" svg:width="2.298cm" svg:height="0.314cm" svg:x="9.802cm" svg:y="6.7cm">
          <draw:text-box>
            <text:p text:style-name="P1"><text:span text:style-name="T3">wasGeneratedBy</text:span></text:p>
          </draw:text-box>
        </draw:frame>
        <draw:frame draw:style-name="gr11" draw:text-style-name="P7" draw:layer="layout" svg:width="0.998cm" svg:height="0.314cm" svg:x="8.102cm" svg:y="6.7cm">
          <draw:text-box>
            <text:p text:style-name="P1"><text:span text:style-name="T3">used</text:span></text:p>
          </draw:text-box>
        </draw:frame>
        <draw:custom-shape draw:style-name="gr1" draw:text-style-name="P2" xml:id="id9" draw:id="id9" draw:layer="layout" svg:width="3cm" svg:height="0.99cm" svg:x="5.4cm" svg:y="11.748cm">
          <text:p text:style-name="P1"><text:span text:style-name="T1">Input data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0" draw:id="id10" draw:layer="layout" svg:width="3cm" svg:height="0.99cm" svg:x="11.601cm" svg:y="11.748cm">
          <text:p text:style-name="P1"><text:span text:style-name="T2">Output data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curve" svg:x1="7.961cm" svg:y1="11.893cm" svg:x2="12.04cm" svg:y2="11.893cm" draw:start-shape="id9" draw:start-glue-point="11" draw:end-shape="id10" draw:end-glue-point="5" svg:d="M7961 11893c0-969 4079-969 4079 0" svg:viewBox="0 0 4080 728">
          <text:p text:style-name="P1"><text:span text:style-name="T3">wasDerivedFrom</text:span></text:p>
        </draw:connector>
        <draw:custom-shape draw:style-name="gr3" draw:text-style-name="P3" xml:id="id11" draw:id="id11" draw:layer="layout" svg:width="2.699cm" svg:height="0.996cm" svg:x="1.401cm" svg:y="10.998cm">
          <text:p text:style-name="P1"><text:span text:style-name="T2">Input DB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" draw:id="id12" draw:layer="layout" svg:width="2.699cm" svg:height="0.996cm" svg:x="1.402cm" svg:y="12.492cm">
          <text:p text:style-name="P1"><text:span text:style-name="T2">Input DB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3" draw:id="id13" draw:layer="layout" svg:width="2.699cm" svg:height="0.992cm" svg:x="16.202cm" svg:y="10.003cm">
          <text:p text:style-name="P1"><text:span text:style-name="T2">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4" draw:id="id14" draw:layer="layout" svg:width="2.699cm" svg:height="0.991cm" svg:x="16.203cm" svg:y="11.759cm">
          <text:p text:style-name="P1"><text:span text:style-name="T2">Possible 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5" draw:id="id15" draw:layer="layout" svg:width="2.699cm" svg:height="0.992cm" svg:x="16.203cm" svg:y="13.511cm">
          <text:p text:style-name="P1"><text:span text:style-name="T2">Un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5.839cm" svg:y1="11.893cm" svg:x2="4.1cm" svg:y2="11.496cm" draw:start-shape="id9" draw:start-glue-point="5" draw:end-shape="id11" draw:end-glue-point="10" svg:d="M5839 11893l-1739-397" svg:viewBox="0 0 1740 398">
          <text:p/>
        </draw:connector>
        <draw:connector draw:style-name="gr6" draw:text-style-name="P5" draw:layer="layout" draw:type="line" svg:x1="5.839cm" svg:y1="12.593cm" svg:x2="4.101cm" svg:y2="12.99cm" draw:start-shape="id9" draw:start-glue-point="7" draw:end-shape="id12" draw:end-glue-point="10" svg:d="M5839 12593l-1738 397" svg:viewBox="0 0 1739 398">
          <text:p/>
        </draw:connector>
        <draw:connector draw:style-name="gr6" draw:text-style-name="P5" draw:layer="layout" draw:type="line" svg:x1="14.162cm" svg:y1="11.893cm" svg:x2="16.202cm" svg:y2="10.499cm" draw:start-shape="id10" draw:start-glue-point="11" draw:end-shape="id13" draw:end-glue-point="6" svg:d="M14162 11893l2040-1394" svg:viewBox="0 0 2041 1395">
          <text:p/>
        </draw:connector>
        <draw:connector draw:style-name="gr6" draw:text-style-name="P5" draw:layer="layout" draw:type="line" svg:x1="14.601cm" svg:y1="12.243cm" svg:x2="16.203cm" svg:y2="12.255cm" draw:start-shape="id10" draw:start-glue-point="10" draw:end-shape="id14" draw:end-glue-point="6" svg:d="M14601 12243l1602 12" svg:viewBox="0 0 1603 13">
          <text:p/>
        </draw:connector>
        <draw:connector draw:style-name="gr6" draw:text-style-name="P5" draw:layer="layout" draw:type="line" svg:x1="14.162cm" svg:y1="12.593cm" svg:x2="16.203cm" svg:y2="14.007cm" draw:start-shape="id10" draw:start-glue-point="9" draw:end-shape="id15" draw:end-glue-point="6" svg:d="M14162 12593l2041 1414" svg:viewBox="0 0 2042 1415">
          <text:p/>
        </draw:connector>
        <draw:frame draw:style-name="gr8" draw:text-style-name="P7" draw:layer="layout" svg:width="1.6cm" svg:height="0.35cm" draw:transform="rotate (1.5707963267949) translate (4.725cm 13.075cm)">
          <draw:text-box>
            <text:p text:style-name="P1"><text:span text:style-name="T3">hadMember</text:span></text:p>
          </draw:text-box>
        </draw:frame>
        <draw:frame draw:style-name="gr8" draw:text-style-name="P7" draw:layer="layout" svg:width="1.6cm" svg:height="0.35cm" draw:transform="rotate (-1.5707963267949) translate (15.473cm 11.475cm)">
          <draw:text-box>
            <text:p text:style-name="P1"><text:span text:style-name="T3">hadMember</text:span></text:p>
          </draw:text-box>
        </draw:frame>
        <draw:custom-shape draw:style-name="gr9" draw:text-style-name="P8" xml:id="id16" draw:id="id16" draw:layer="layout" svg:width="3.7cm" svg:height="0.99cm" svg:x="8.102cm" svg:y="13.249cm">
          <text:p text:style-name="P1"><text:span text:style-name="T2">Match input data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curve" svg:x1="8.643cm" svg:y1="13.394cm" svg:x2="8.4cm" svg:y2="12.243cm" draw:start-shape="id16" draw:start-glue-point="5" draw:end-shape="id9" svg:d="M8643 13394c0-768-81-1151-243-1151" svg:viewBox="0 0 244 1152">
          <text:p/>
        </draw:connector>
        <draw:connector draw:style-name="gr6" draw:text-style-name="P5" draw:layer="layout" draw:type="curve" svg:x1="11.601cm" svg:y1="12.243cm" svg:x2="11.261cm" svg:y2="13.394cm" draw:start-shape="id10" draw:end-shape="id16" draw:end-glue-point="11" svg:d="M11601 12243c-227 0-340 383-340 1151" svg:viewBox="0 0 341 1152">
          <text:p/>
        </draw:connector>
        <draw:frame draw:style-name="gr11" draw:text-style-name="P7" draw:layer="layout" svg:width="2.298cm" svg:height="0.314cm" svg:x="9.802cm" svg:y="12.701cm">
          <draw:text-box>
            <text:p text:style-name="P1"><text:span text:style-name="T3">wasGeneratedBy</text:span></text:p>
          </draw:text-box>
        </draw:frame>
        <draw:frame draw:style-name="gr11" draw:text-style-name="P7" draw:layer="layout" svg:width="0.998cm" svg:height="0.314cm" svg:x="8.102cm" svg:y="12.701cm">
          <draw:text-box>
            <text:p text:style-name="P1"><text:span text:style-name="T3">used</text:span></text:p>
          </draw:text-box>
        </draw:frame>
        <draw:custom-shape draw:style-name="gr12" draw:text-style-name="P9" xml:id="id17" draw:id="id17" draw:layer="layout" svg:width="3cm" svg:height="0.99cm" svg:x="8.452cm" svg:y="15.25cm">
          <text:p text:style-name="P1"><text:span text:style-name="T2">Derive outpu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13.101cm" svg:y1="12.738cm" svg:x2="11.452cm" svg:y2="15.745cm" draw:start-shape="id10" draw:start-glue-point="8" draw:end-shape="id17" draw:end-glue-point="10" svg:d="M13101 12738c0 2005-549 3007-1649 3007" svg:viewBox="0 0 1650 3008">
          <text:p/>
        </draw:connector>
        <draw:connector draw:style-name="gr6" draw:text-style-name="P5" draw:layer="layout" draw:type="curve" svg:x1="8.452cm" svg:y1="15.745cm" svg:x2="6.9cm" svg:y2="12.738cm" draw:start-shape="id17" draw:start-glue-point="6" draw:end-shape="id9" draw:end-glue-point="2" svg:d="M8452 15745c-1035 0-1552-1002-1552-3007" svg:viewBox="0 0 1553 3008">
          <text:p/>
        </draw:connector>
        <draw:frame draw:style-name="gr11" draw:text-style-name="P7" draw:layer="layout" svg:width="0.998cm" svg:height="0.314cm" svg:x="6.702cm" svg:y="14.701cm">
          <draw:text-box>
            <text:p text:style-name="P1"><text:span text:style-name="T3">entity</text:span></text:p>
          </draw:text-box>
        </draw:frame>
        <draw:frame draw:style-name="gr11" draw:text-style-name="P7" draw:layer="layout" svg:width="2.398cm" svg:height="0.314cm" svg:x="11.702cm" svg:y="14.401cm">
          <draw:text-box>
            <text:p text:style-name="P1"><text:span text:style-name="T3">qualifiedDerivation</text:span></text:p>
          </draw:text-box>
        </draw:frame>
        <draw:connector draw:style-name="gr6" draw:text-style-name="P5" draw:layer="layout" draw:type="line" svg:x1="9.952cm" svg:y1="15.25cm" svg:x2="9.952cm" svg:y2="14.239cm" draw:start-shape="id17" draw:start-glue-point="4" draw:end-shape="id16" draw:end-glue-point="8" svg:d="M9952 15250v-1011" svg:viewBox="0 0 1 1012">
          <text:p/>
        </draw:connector>
        <draw:frame draw:style-name="gr11" draw:text-style-name="P7" draw:layer="layout" svg:width="1.798cm" svg:height="0.314cm" svg:x="9.053cm" svg:y="14.701cm">
          <draw:text-box>
            <text:p text:style-name="P1"><text:span text:style-name="T3">hadActivity</text:span></text:p>
          </draw:text-box>
        </draw:frame>
        <draw:custom-shape draw:style-name="gr13" draw:text-style-name="P10" xml:id="id27" draw:id="id27" draw:layer="layout" svg:width="2cm" svg:height="0.99cm" svg:x="1.751cm" svg:y="20.9cm">
          <text:p text:style-name="P1"><text:span text:style-name="T1">RELA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3cm" svg:height="0.99cm" svg:x="5.4cm" svg:y="18.749cm">
          <text:p text:style-name="P1"><text:span text:style-name="T1">Input data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9" draw:id="id19" draw:layer="layout" svg:width="3cm" svg:height="0.99cm" svg:x="11.601cm" svg:y="18.749cm">
          <text:p text:style-name="P1"><text:span text:style-name="T2">Output data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curve" svg:x1="7.961cm" svg:y1="18.894cm" svg:x2="12.04cm" svg:y2="18.894cm" draw:start-shape="id18" draw:start-glue-point="11" draw:end-shape="id19" draw:end-glue-point="5" svg:d="M7961 18894c0-969 4079-969 4079 0" svg:viewBox="0 0 4080 728">
          <text:p text:style-name="P1"><text:span text:style-name="T3">wasDerivedFrom</text:span></text:p>
        </draw:connector>
        <draw:custom-shape draw:style-name="gr3" draw:text-style-name="P3" xml:id="id20" draw:id="id20" draw:layer="layout" svg:width="2.699cm" svg:height="0.996cm" svg:x="1.401cm" svg:y="17.999cm">
          <text:p text:style-name="P1"><text:span text:style-name="T2">Input DB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1" draw:id="id21" draw:layer="layout" svg:width="2.699cm" svg:height="0.996cm" svg:x="1.402cm" svg:y="19.493cm">
          <text:p text:style-name="P1"><text:span text:style-name="T2">Input DB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2" draw:id="id22" draw:layer="layout" svg:width="2.699cm" svg:height="0.992cm" svg:x="16.202cm" svg:y="17.004cm">
          <text:p text:style-name="P1"><text:span text:style-name="T2">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3" draw:id="id23" draw:layer="layout" svg:width="2.699cm" svg:height="0.991cm" svg:x="16.203cm" svg:y="18.76cm">
          <text:p text:style-name="P1"><text:span text:style-name="T2">Possible 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4" draw:id="id24" draw:layer="layout" svg:width="2.699cm" svg:height="0.992cm" svg:x="16.203cm" svg:y="20.512cm">
          <text:p text:style-name="P1"><text:span text:style-name="T2">Un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5.839cm" svg:y1="18.894cm" svg:x2="4.1cm" svg:y2="18.497cm" draw:start-shape="id18" draw:start-glue-point="5" draw:end-shape="id20" draw:end-glue-point="10" svg:d="M5839 18894l-1739-397" svg:viewBox="0 0 1740 398">
          <text:p/>
        </draw:connector>
        <draw:connector draw:style-name="gr6" draw:text-style-name="P5" draw:layer="layout" draw:type="line" svg:x1="5.839cm" svg:y1="19.594cm" svg:x2="4.101cm" svg:y2="19.991cm" draw:start-shape="id18" draw:start-glue-point="7" draw:end-shape="id21" draw:end-glue-point="10" svg:d="M5839 19594l-1738 397" svg:viewBox="0 0 1739 398">
          <text:p/>
        </draw:connector>
        <draw:connector draw:style-name="gr6" draw:text-style-name="P5" draw:layer="layout" draw:type="line" svg:x1="14.162cm" svg:y1="18.894cm" svg:x2="16.202cm" svg:y2="17.5cm" draw:start-shape="id19" draw:start-glue-point="11" draw:end-shape="id22" draw:end-glue-point="6" svg:d="M14162 18894l2040-1394" svg:viewBox="0 0 2041 1395">
          <text:p/>
        </draw:connector>
        <draw:connector draw:style-name="gr6" draw:text-style-name="P5" draw:layer="layout" draw:type="line" svg:x1="14.601cm" svg:y1="19.244cm" svg:x2="16.203cm" svg:y2="19.256cm" draw:start-shape="id19" draw:start-glue-point="10" draw:end-shape="id23" draw:end-glue-point="6" svg:d="M14601 19244l1602 12" svg:viewBox="0 0 1603 13">
          <text:p/>
        </draw:connector>
        <draw:connector draw:style-name="gr6" draw:text-style-name="P5" draw:layer="layout" draw:type="line" svg:x1="14.162cm" svg:y1="19.594cm" svg:x2="16.203cm" svg:y2="21.008cm" draw:start-shape="id19" draw:start-glue-point="9" draw:end-shape="id24" draw:end-glue-point="6" svg:d="M14162 19594l2041 1414" svg:viewBox="0 0 2042 1415">
          <text:p/>
        </draw:connector>
        <draw:frame draw:style-name="gr8" draw:text-style-name="P7" draw:layer="layout" svg:width="1.6cm" svg:height="0.35cm" draw:transform="rotate (1.5707963267949) translate (4.725cm 20.076cm)">
          <draw:text-box>
            <text:p text:style-name="P1"><text:span text:style-name="T3">hadMember</text:span></text:p>
          </draw:text-box>
        </draw:frame>
        <draw:frame draw:style-name="gr8" draw:text-style-name="P7" draw:layer="layout" svg:width="1.6cm" svg:height="0.35cm" draw:transform="rotate (-1.5707963267949) translate (15.473cm 18.476cm)">
          <draw:text-box>
            <text:p text:style-name="P1"><text:span text:style-name="T3">hadMember</text:span></text:p>
          </draw:text-box>
        </draw:frame>
        <draw:custom-shape draw:style-name="gr9" draw:text-style-name="P8" xml:id="id25" draw:id="id25" draw:layer="layout" svg:width="3.7cm" svg:height="0.99cm" svg:x="8.102cm" svg:y="20.25cm">
          <text:p text:style-name="P1"><text:span text:style-name="T2">Match input data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curve" svg:x1="8.643cm" svg:y1="20.395cm" svg:x2="8.4cm" svg:y2="19.244cm" draw:start-shape="id25" draw:start-glue-point="5" draw:end-shape="id18" svg:d="M8643 20395c0-768-81-1151-243-1151" svg:viewBox="0 0 244 1152">
          <text:p/>
        </draw:connector>
        <draw:connector draw:style-name="gr6" draw:text-style-name="P5" draw:layer="layout" draw:type="curve" svg:x1="11.601cm" svg:y1="19.244cm" svg:x2="11.261cm" svg:y2="20.395cm" draw:start-shape="id19" draw:end-shape="id25" draw:end-glue-point="11" svg:d="M11601 19244c-227 0-340 383-340 1151" svg:viewBox="0 0 341 1152">
          <text:p/>
        </draw:connector>
        <draw:frame draw:style-name="gr11" draw:text-style-name="P7" draw:layer="layout" svg:width="2.298cm" svg:height="0.314cm" svg:x="9.802cm" svg:y="19.702cm">
          <draw:text-box>
            <text:p text:style-name="P1"><text:span text:style-name="T3">wasGeneratedBy</text:span></text:p>
          </draw:text-box>
        </draw:frame>
        <draw:frame draw:style-name="gr11" draw:text-style-name="P7" draw:layer="layout" svg:width="0.998cm" svg:height="0.314cm" svg:x="8.102cm" svg:y="19.702cm">
          <draw:text-box>
            <text:p text:style-name="P1"><text:span text:style-name="T3">used</text:span></text:p>
          </draw:text-box>
        </draw:frame>
        <draw:custom-shape draw:style-name="gr12" draw:text-style-name="P9" xml:id="id26" draw:id="id26" draw:layer="layout" svg:width="3cm" svg:height="0.99cm" svg:x="8.452cm" svg:y="22.251cm">
          <text:p text:style-name="P1"><text:span text:style-name="T2">Derive outpu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13.101cm" svg:y1="19.739cm" svg:x2="11.452cm" svg:y2="22.746cm" draw:start-shape="id19" draw:start-glue-point="8" draw:end-shape="id26" draw:end-glue-point="10" svg:d="M13101 19739c0 2005-549 3007-1649 3007" svg:viewBox="0 0 1650 3008">
          <text:p/>
        </draw:connector>
        <draw:connector draw:style-name="gr6" draw:text-style-name="P5" draw:layer="layout" draw:type="curve" svg:x1="8.452cm" svg:y1="22.746cm" svg:x2="6.9cm" svg:y2="19.739cm" draw:start-shape="id26" draw:start-glue-point="6" draw:end-shape="id18" draw:end-glue-point="2" svg:d="M8452 22746c-1035 0-1552-1002-1552-3007" svg:viewBox="0 0 1553 3008">
          <text:p/>
        </draw:connector>
        <draw:frame draw:style-name="gr11" draw:text-style-name="P7" draw:layer="layout" svg:width="0.998cm" svg:height="0.314cm" svg:x="6.702cm" svg:y="21.702cm">
          <draw:text-box>
            <text:p text:style-name="P1"><text:span text:style-name="T3">entity</text:span></text:p>
          </draw:text-box>
        </draw:frame>
        <draw:frame draw:style-name="gr11" draw:text-style-name="P7" draw:layer="layout" svg:width="2.398cm" svg:height="0.314cm" svg:x="11.702cm" svg:y="21.402cm">
          <draw:text-box>
            <text:p text:style-name="P1"><text:span text:style-name="T3">qualifiedDerivation</text:span></text:p>
          </draw:text-box>
        </draw:frame>
        <draw:connector draw:style-name="gr6" draw:text-style-name="P5" draw:layer="layout" draw:type="line" svg:x1="9.952cm" svg:y1="22.251cm" svg:x2="9.952cm" svg:y2="21.24cm" draw:start-shape="id26" draw:start-glue-point="4" draw:end-shape="id25" draw:end-glue-point="8" svg:d="M9952 22251v-1011" svg:viewBox="0 0 1 1012">
          <text:p/>
        </draw:connector>
        <draw:frame draw:style-name="gr11" draw:text-style-name="P7" draw:layer="layout" svg:width="1.798cm" svg:height="0.314cm" svg:x="9.053cm" svg:y="21.702cm">
          <draw:text-box>
            <text:p text:style-name="P1"><text:span text:style-name="T3">hadActivity</text:span></text:p>
          </draw:text-box>
        </draw:frame>
        <draw:connector draw:style-name="gr6" draw:text-style-name="P5" draw:layer="layout" draw:type="curve" svg:x1="8.102cm" svg:y1="20.745cm" svg:x2="3.751cm" svg:y2="21.395cm" draw:start-shape="id25" draw:start-glue-point="6" draw:end-shape="id27" svg:d="M8102 20745c-3262 0-1087 650-4351 650" svg:viewBox="0 0 4352 651">
          <text:p/>
        </draw:connector>
        <draw:frame draw:style-name="gr11" draw:text-style-name="P7" draw:layer="layout" svg:width="2.498cm" svg:height="0.314cm" svg:x="4.302cm" svg:y="21.002cm">
          <draw:text-box>
            <text:p text:style-name="P1"><text:span text:style-name="T3">wasAssociatedWith</text:span></text:p>
          </draw:text-box>
        </draw:frame>
        <draw:custom-shape draw:style-name="gr13" draw:text-style-name="P10" xml:id="id28" draw:id="id28" draw:layer="layout" svg:width="2cm" svg:height="0.99cm" svg:x="1.751cm" svg:y="22.801cm">
          <text:p text:style-name="P1"><text:span text:style-name="T1">Is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2.751cm" svg:y1="21.89cm" svg:x2="2.751cm" svg:y2="22.801cm" draw:start-shape="id27" draw:start-glue-point="8" draw:end-shape="id28" draw:end-glue-point="4" svg:d="M2751 21890v911" svg:viewBox="0 0 1 912">
          <text:p/>
        </draw:connector>
        <draw:frame draw:style-name="gr11" draw:text-style-name="P7" draw:layer="layout" svg:width="2.498cm" svg:height="0.314cm" svg:x="1.502cm" svg:y="22.102cm">
          <draw:text-box>
            <text:p text:style-name="P1"><text:span text:style-name="T3">actedOnBehalfOf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3" draw:text-style-name="P10" xml:id="id38" draw:id="id38" draw:layer="layout" svg:width="2cm" svg:height="0.99cm" svg:x="1.751cm" svg:y="5.7cm">
          <text:p text:style-name="P1"><text:span text:style-name="T1">RELA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3cm" svg:height="0.99cm" svg:x="5.4cm" svg:y="3.549cm">
          <text:p text:style-name="P1"><text:span text:style-name="T1">Input data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0" draw:id="id30" draw:layer="layout" svg:width="3cm" svg:height="0.99cm" svg:x="11.601cm" svg:y="3.549cm">
          <text:p text:style-name="P1"><text:span text:style-name="T2">Output data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curve" svg:x1="7.961cm" svg:y1="3.694cm" svg:x2="12.04cm" svg:y2="3.694cm" draw:start-shape="id29" draw:start-glue-point="11" draw:end-shape="id30" draw:end-glue-point="5" svg:d="M7961 3694c0-969 4079-969 4079 0" svg:viewBox="0 0 4080 728">
          <text:p text:style-name="P1"><text:span text:style-name="T3">wasDerivedFrom</text:span></text:p>
        </draw:connector>
        <draw:custom-shape draw:style-name="gr3" draw:text-style-name="P3" xml:id="id31" draw:id="id31" draw:layer="layout" svg:width="2.699cm" svg:height="0.996cm" svg:x="1.401cm" svg:y="2.799cm">
          <text:p text:style-name="P1"><text:span text:style-name="T2">Input DB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2" draw:id="id32" draw:layer="layout" svg:width="2.699cm" svg:height="0.996cm" svg:x="1.402cm" svg:y="4.293cm">
          <text:p text:style-name="P1"><text:span text:style-name="T2">Input DB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3" draw:id="id33" draw:layer="layout" svg:width="2.699cm" svg:height="0.992cm" svg:x="16.202cm" svg:y="1.804cm">
          <text:p text:style-name="P1"><text:span text:style-name="T2">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4" draw:id="id34" draw:layer="layout" svg:width="2.699cm" svg:height="0.991cm" svg:x="16.203cm" svg:y="3.56cm">
          <text:p text:style-name="P1"><text:span text:style-name="T2">Possible 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5" draw:id="id35" draw:layer="layout" svg:width="2.699cm" svg:height="0.992cm" svg:x="16.203cm" svg:y="5.312cm">
          <text:p text:style-name="P1"><text:span text:style-name="T2">Un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5.839cm" svg:y1="3.694cm" svg:x2="4.1cm" svg:y2="3.297cm" draw:start-shape="id29" draw:start-glue-point="5" draw:end-shape="id31" draw:end-glue-point="10" svg:d="M5839 3694l-1739-397" svg:viewBox="0 0 1740 398">
          <text:p/>
        </draw:connector>
        <draw:connector draw:style-name="gr6" draw:text-style-name="P5" draw:layer="layout" draw:type="line" svg:x1="5.839cm" svg:y1="4.394cm" svg:x2="4.101cm" svg:y2="4.791cm" draw:start-shape="id29" draw:start-glue-point="7" draw:end-shape="id32" draw:end-glue-point="10" svg:d="M5839 4394l-1738 397" svg:viewBox="0 0 1739 398">
          <text:p/>
        </draw:connector>
        <draw:connector draw:style-name="gr6" draw:text-style-name="P5" draw:layer="layout" draw:type="line" svg:x1="14.162cm" svg:y1="3.694cm" svg:x2="16.202cm" svg:y2="2.3cm" draw:start-shape="id30" draw:start-glue-point="11" draw:end-shape="id33" draw:end-glue-point="6" svg:d="M14162 3694l2040-1394" svg:viewBox="0 0 2041 1395">
          <text:p/>
        </draw:connector>
        <draw:connector draw:style-name="gr6" draw:text-style-name="P5" draw:layer="layout" draw:type="line" svg:x1="14.601cm" svg:y1="4.044cm" svg:x2="16.203cm" svg:y2="4.056cm" draw:start-shape="id30" draw:start-glue-point="10" draw:end-shape="id34" draw:end-glue-point="6" svg:d="M14601 4044l1602 12" svg:viewBox="0 0 1603 13">
          <text:p/>
        </draw:connector>
        <draw:connector draw:style-name="gr6" draw:text-style-name="P5" draw:layer="layout" draw:type="line" svg:x1="14.162cm" svg:y1="4.394cm" svg:x2="16.203cm" svg:y2="5.808cm" draw:start-shape="id30" draw:start-glue-point="9" draw:end-shape="id35" draw:end-glue-point="6" svg:d="M14162 4394l2041 1414" svg:viewBox="0 0 2042 1415">
          <text:p/>
        </draw:connector>
        <draw:frame draw:style-name="gr8" draw:text-style-name="P7" draw:layer="layout" svg:width="1.6cm" svg:height="0.35cm" draw:transform="rotate (1.5707963267949) translate (4.725cm 4.876cm)">
          <draw:text-box>
            <text:p text:style-name="P1"><text:span text:style-name="T3">hadMember</text:span></text:p>
          </draw:text-box>
        </draw:frame>
        <draw:frame draw:style-name="gr8" draw:text-style-name="P7" draw:layer="layout" svg:width="1.6cm" svg:height="0.35cm" draw:transform="rotate (-1.5707963267949) translate (15.473cm 3.276cm)">
          <draw:text-box>
            <text:p text:style-name="P1"><text:span text:style-name="T3">hadMember</text:span></text:p>
          </draw:text-box>
        </draw:frame>
        <draw:custom-shape draw:style-name="gr9" draw:text-style-name="P8" xml:id="id36" draw:id="id36" draw:layer="layout" svg:width="3.7cm" svg:height="0.99cm" svg:x="8.102cm" svg:y="5.05cm">
          <text:p text:style-name="P1"><text:span text:style-name="T2">Match input data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curve" svg:x1="8.643cm" svg:y1="5.195cm" svg:x2="8.4cm" svg:y2="4.044cm" draw:start-shape="id36" draw:start-glue-point="5" draw:end-shape="id29" svg:d="M8643 5195c0-768-81-1151-243-1151" svg:viewBox="0 0 244 1152">
          <text:p/>
        </draw:connector>
        <draw:connector draw:style-name="gr6" draw:text-style-name="P5" draw:layer="layout" draw:type="curve" svg:x1="11.601cm" svg:y1="4.044cm" svg:x2="11.261cm" svg:y2="5.195cm" draw:start-shape="id30" draw:end-shape="id36" draw:end-glue-point="11" svg:d="M11601 4044c-227 0-340 383-340 1151" svg:viewBox="0 0 341 1152">
          <text:p/>
        </draw:connector>
        <draw:frame draw:style-name="gr11" draw:text-style-name="P7" draw:layer="layout" svg:width="2.298cm" svg:height="0.314cm" svg:x="9.802cm" svg:y="4.502cm">
          <draw:text-box>
            <text:p text:style-name="P1"><text:span text:style-name="T3">wasGeneratedBy</text:span></text:p>
          </draw:text-box>
        </draw:frame>
        <draw:frame draw:style-name="gr11" draw:text-style-name="P7" draw:layer="layout" svg:width="0.998cm" svg:height="0.314cm" svg:x="8.102cm" svg:y="4.502cm">
          <draw:text-box>
            <text:p text:style-name="P1"><text:span text:style-name="T3">used</text:span></text:p>
          </draw:text-box>
        </draw:frame>
        <draw:custom-shape draw:style-name="gr12" draw:text-style-name="P9" xml:id="id37" draw:id="id37" draw:layer="layout" svg:width="3cm" svg:height="0.99cm" svg:x="8.452cm" svg:y="7.051cm">
          <text:p text:style-name="P1"><text:span text:style-name="T2">Derive outpu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13.101cm" svg:y1="4.539cm" svg:x2="11.452cm" svg:y2="7.546cm" draw:start-shape="id30" draw:start-glue-point="8" draw:end-shape="id37" draw:end-glue-point="10" svg:d="M13101 4539c0 2005-549 3007-1649 3007" svg:viewBox="0 0 1650 3008">
          <text:p/>
        </draw:connector>
        <draw:connector draw:style-name="gr6" draw:text-style-name="P5" draw:layer="layout" draw:type="curve" svg:x1="8.452cm" svg:y1="7.546cm" svg:x2="6.9cm" svg:y2="4.539cm" draw:start-shape="id37" draw:start-glue-point="6" draw:end-shape="id29" draw:end-glue-point="2" svg:d="M8452 7546c-1035 0-1552-1002-1552-3007" svg:viewBox="0 0 1553 3008">
          <text:p/>
        </draw:connector>
        <draw:frame draw:style-name="gr11" draw:text-style-name="P7" draw:layer="layout" svg:width="0.998cm" svg:height="0.314cm" svg:x="6.702cm" svg:y="6.502cm">
          <draw:text-box>
            <text:p text:style-name="P1"><text:span text:style-name="T3">entity</text:span></text:p>
          </draw:text-box>
        </draw:frame>
        <draw:frame draw:style-name="gr11" draw:text-style-name="P7" draw:layer="layout" svg:width="2.398cm" svg:height="0.314cm" svg:x="11.302cm" svg:y="6.702cm">
          <draw:text-box>
            <text:p text:style-name="P1"><text:span text:style-name="T3">qualifiedDerivation</text:span></text:p>
          </draw:text-box>
        </draw:frame>
        <draw:connector draw:style-name="gr6" draw:text-style-name="P5" draw:layer="layout" draw:type="line" svg:x1="9.952cm" svg:y1="7.051cm" svg:x2="9.952cm" svg:y2="6.04cm" draw:start-shape="id37" draw:start-glue-point="4" draw:end-shape="id36" draw:end-glue-point="8" svg:d="M9952 7051v-1011" svg:viewBox="0 0 1 1012">
          <text:p/>
        </draw:connector>
        <draw:frame draw:style-name="gr11" draw:text-style-name="P7" draw:layer="layout" svg:width="1.798cm" svg:height="0.314cm" svg:x="9.053cm" svg:y="6.502cm">
          <draw:text-box>
            <text:p text:style-name="P1"><text:span text:style-name="T3">hadActivity</text:span></text:p>
          </draw:text-box>
        </draw:frame>
        <draw:connector draw:style-name="gr6" draw:text-style-name="P5" draw:layer="layout" draw:type="curve" svg:x1="8.102cm" svg:y1="5.545cm" svg:x2="3.751cm" svg:y2="6.195cm" draw:start-shape="id36" draw:start-glue-point="6" draw:end-shape="id38" svg:d="M8102 5545c-3262 0-1087 650-4351 650" svg:viewBox="0 0 4352 651">
          <text:p/>
        </draw:connector>
        <draw:custom-shape draw:style-name="gr13" draw:text-style-name="P10" xml:id="id39" draw:id="id39" draw:layer="layout" svg:width="2cm" svg:height="0.99cm" svg:x="1.751cm" svg:y="7.601cm">
          <text:p text:style-name="P1"><text:span text:style-name="T1">Is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2.751cm" svg:y1="6.69cm" svg:x2="2.751cm" svg:y2="7.601cm" draw:start-shape="id38" draw:start-glue-point="8" draw:end-shape="id39" draw:end-glue-point="4" svg:d="M2751 6690v911" svg:viewBox="0 0 1 912">
          <text:p/>
        </draw:connector>
        <draw:frame draw:style-name="gr11" draw:text-style-name="P7" draw:layer="layout" svg:width="2.498cm" svg:height="0.314cm" svg:x="1.502cm" svg:y="6.902cm">
          <draw:text-box>
            <text:p text:style-name="P1"><text:span text:style-name="T3">actedOnBehalfOf</text:span></text:p>
          </draw:text-box>
        </draw:frame>
        <draw:custom-shape draw:style-name="gr12" draw:text-style-name="P9" xml:id="id40" draw:id="id40" draw:layer="layout" svg:width="3cm" svg:height="0.99cm" svg:x="4.453cm" svg:y="8.452cm">
          <text:p text:style-name="P1"><text:span text:style-name="T2">Inputs u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41" draw:id="id41" draw:layer="layout" svg:width="3.4cm" svg:height="0.99cm" svg:x="13.554cm" svg:y="8.453cm">
          <text:p text:style-name="P1"><text:span text:style-name="T2">Outputs gen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8.891cm" svg:y1="7.896cm" svg:x2="7.453cm" svg:y2="8.947cm" draw:start-shape="id37" draw:start-glue-point="7" draw:end-shape="id40" draw:end-glue-point="10" svg:d="M8891 7896c0 701-479 1051-1438 1051" svg:viewBox="0 0 1439 1052">
          <text:p/>
        </draw:connector>
        <draw:connector draw:style-name="gr6" draw:text-style-name="P5" draw:layer="layout" draw:type="curve" svg:x1="11.013cm" svg:y1="7.896cm" svg:x2="13.554cm" svg:y2="8.948cm" draw:start-shape="id37" draw:start-glue-point="9" draw:end-shape="id41" draw:end-glue-point="6" svg:d="M11013 7896c0 702 847 1052 2541 1052" svg:viewBox="0 0 2542 1053">
          <text:p/>
        </draw:connector>
        <draw:connector draw:style-name="gr16" draw:text-style-name="P5" draw:layer="layout" draw:type="curve" draw:line-skew="-0.397cm" svg:x1="15.254cm" svg:y1="8.453cm" svg:x2="13.101cm" svg:y2="4.539cm" draw:start-shape="id41" draw:start-glue-point="4" draw:end-shape="id30" svg:d="M15254 8453c0-3529-2153-1573-2153-3914" svg:viewBox="0 0 2154 3915">
          <text:p/>
        </draw:connector>
        <draw:connector draw:style-name="gr6" draw:text-style-name="P5" draw:layer="layout" draw:type="curve" svg:x1="5.953cm" svg:y1="8.452cm" svg:x2="6.9cm" svg:y2="4.539cm" draw:start-shape="id40" draw:start-glue-point="4" draw:end-shape="id29" svg:d="M5953 8452c0-2934 947-978 947-3913" svg:viewBox="0 0 948 3914">
          <text:p/>
        </draw:connector>
        <draw:frame draw:style-name="gr11" draw:text-style-name="P7" draw:layer="layout" svg:width="2.498cm" svg:height="0.314cm" svg:x="4.302cm" svg:y="5.802cm">
          <draw:text-box>
            <text:p text:style-name="P1"><text:span text:style-name="T3">wasAssociatedWith</text:span></text:p>
          </draw:text-box>
        </draw:frame>
        <draw:frame draw:style-name="gr11" draw:text-style-name="P7" draw:layer="layout" svg:width="0.998cm" svg:height="0.314cm" svg:x="5.502cm" svg:y="7.402cm">
          <draw:text-box>
            <text:p text:style-name="P1"><text:span text:style-name="T3">entity</text:span></text:p>
          </draw:text-box>
        </draw:frame>
        <draw:frame draw:style-name="gr11" draw:text-style-name="P7" draw:layer="layout" svg:width="2.498cm" svg:height="0.314cm" svg:x="14.302cm" svg:y="7.302cm">
          <draw:text-box>
            <text:p text:style-name="P1"><text:span text:style-name="T3">qualifiedGeneration</text:span></text:p>
          </draw:text-box>
        </draw:frame>
        <draw:frame draw:style-name="gr11" draw:text-style-name="P7" draw:layer="layout" svg:width="2.398cm" svg:height="0.314cm" svg:x="10.502cm" svg:y="8.502cm">
          <draw:text-box>
            <text:p text:style-name="P1"><text:span text:style-name="T3">hadGeneration</text:span></text:p>
          </draw:text-box>
        </draw:frame>
        <draw:connector draw:style-name="gr6" draw:text-style-name="P5" draw:layer="layout" draw:type="curve" svg:x1="14.052cm" svg:y1="8.598cm" svg:x2="11.802cm" svg:y2="5.545cm" draw:start-shape="id41" draw:start-glue-point="5" draw:end-shape="id36" draw:end-glue-point="10" svg:d="M14052 8598c0-2036-750-3053-2250-3053" svg:viewBox="0 0 2251 3054">
          <text:p/>
        </draw:connector>
        <draw:frame draw:style-name="gr11" draw:text-style-name="P7" draw:layer="layout" svg:width="0.998cm" svg:height="0.314cm" svg:x="13.502cm" svg:y="7.802cm">
          <draw:text-box>
            <text:p text:style-name="P1"><text:span text:style-name="T3">activity</text:span></text:p>
          </draw:text-box>
        </draw:frame>
        <draw:frame draw:style-name="gr11" draw:text-style-name="P7" draw:layer="layout" svg:width="1.498cm" svg:height="0.314cm" svg:x="8.002cm" svg:y="8.302cm">
          <draw:text-box>
            <text:p text:style-name="P1"><text:span text:style-name="T3">hadUsage</text:span></text:p>
          </draw:text-box>
        </draw:frame>
        <draw:connector draw:style-name="gr6" draw:text-style-name="P5" draw:layer="layout" draw:type="curve" svg:x1="8.643cm" svg:y1="5.895cm" svg:x2="7.014cm" svg:y2="8.597cm" draw:start-shape="id36" draw:start-glue-point="7" draw:end-shape="id40" draw:end-glue-point="11" svg:d="M8643 5895c0 2028-1629 677-1629 2702" svg:viewBox="0 0 1630 2703">
          <text:p/>
        </draw:connector>
        <draw:frame draw:style-name="gr11" draw:text-style-name="P7" draw:layer="layout" svg:width="1.898cm" svg:height="0.314cm" svg:x="6.302cm" svg:y="7.8cm">
          <draw:text-box>
            <text:p text:style-name="P1"><text:span text:style-name="T3">qualifiedUsage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3.365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17.099cm" svg:height="4.624cm" svg:x="1.95cm" svg:y="2.105cm" presentation:class="title" presentation:placeholder="true">
        <draw:text-box/>
      </draw:frame>
      <draw:frame presentation:style-name="Standard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0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19:50:04.834000000</meta:creation-date>
    <dc:date>2019-05-13T11:40:18.696000000</dc:date>
    <meta:editing-duration>PT10H36M40S</meta:editing-duration>
    <meta:editing-cycles>14</meta:editing-cycles>
    <meta:generator>LibreOffice/5.4.1.2$Windows_X86_64 LibreOffice_project/ea7cb86e6eeb2bf3a5af73a8f7777ac570321527</meta:generator>
    <meta:document-statistic meta:object-count="149"/>
  </office:meta>
</office:document-meta>
</file>